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172e" officeooo:paragraph-rsid="001c172e"/>
    </style:style>
    <style:style style:name="P2" style:family="paragraph" style:parent-style-name="Standard" style:list-style-name="L1">
      <style:text-properties officeooo:rsid="001d2e5c" officeooo:paragraph-rsid="001d2e5c"/>
    </style:style>
    <style:style style:name="P3" style:family="paragraph" style:parent-style-name="Standard" style:list-style-name="L1">
      <style:text-properties officeooo:rsid="001ecda5" officeooo:paragraph-rsid="001ecda5"/>
    </style:style>
    <style:style style:name="P4" style:family="paragraph" style:parent-style-name="Standard">
      <style:text-properties officeooo:rsid="0020b1b8" officeooo:paragraph-rsid="0020b1b8"/>
    </style:style>
    <style:style style:name="T1" style:family="text">
      <style:text-properties officeooo:rsid="0020b1b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ork description:</text:p>
      <text:p text:style-name="P4">Dataset: SF Salaries dataset</text:p>
      <text:p text:style-name="P4"/>
      <text:list xml:id="list1637294609" text:style-name="L1">
        <text:list-item>
          <text:p text:style-name="P2">what is the avarage BasePay ?</text:p>
        </text:list-item>
        <text:list-item>
          <text:p text:style-name="P2">what is the highest amount of Overtime Pay in <text:s/>the dataset ?</text:p>
        </text:list-item>
        <text:list-item>
          <text:p text:style-name="P2">What is the job title of Josheph Driscoll ? </text:p>
        </text:list-item>
        <text:list-item>
          <text:p text:style-name="P2">How much Josheph make including benefits ?</text:p>
        </text:list-item>
        <text:list-item>
          <text:p text:style-name="P2">What is the name of the highest paid person (including benefits) ?</text:p>
        </text:list-item>
        <text:list-item>
          <text:p text:style-name="P2">What is the name of the lowerst paid person (including benefits) ?</text:p>
        </text:list-item>
        <text:list-item>
          <text:p text:style-name="P3">What was the avarage (mean) BasePay of all employees per year ?</text:p>
        </text:list-item>
        <text:list-item>
          <text:p text:style-name="P3">How much unique job title is there ?</text:p>
        </text:list-item>
        <text:list-item>
          <text:p text:style-name="P3">Run some basic statistic on the top rows of the dataset for Total Pay including benefits ?</text:p>
        </text:list-item>
        <text:list-item>
          <text:p text:style-name="P3">What are the top 5 most common jobs ?</text:p>
        </text:list-item>
        <text:list-item>
          <text:p text:style-name="P3">How many job titles were represented by only one person in 2013 ?</text:p>
        </text:list-item>
        <text:list-item>
          <text:p text:style-name="P3">how many people have the word Chief in their job title?</text:p>
        </text:list-item>
        <text:list-item>
          <text:p text:style-name="P3">Is there a correlation between length of the job title string and Salary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9T20:07:19.964248505</meta:creation-date>
    <dc:date>2020-01-29T21:05:17.066659841</dc:date>
    <meta:editing-duration>PT10M48S</meta:editing-duration>
    <meta:editing-cycles>2</meta:editing-cycles>
    <meta:generator>LibreOffice/6.3.4.2$Linux_X86_64 LibreOffice_project/30$Build-2</meta:generator>
    <meta:document-statistic meta:table-count="0" meta:image-count="0" meta:object-count="0" meta:page-count="1" meta:paragraph-count="15" meta:word-count="160" meta:character-count="800" meta:non-whitespace-character-count="666"/>
  </office:meta>
</office:document-meta>
</file>